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11.702cm" svg:y="0.266cm">
            <draw:object draw:notify-on-update-of-ranges="Tabelle1.D2:Tabelle1.D6 Tabelle1.E2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nold Schwarzenegger <text:s/>(* 1947)</text:p>
          </table:table-cell>
          <table:table-cell table:number-columns-repeated="2"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70-1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0-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19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1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35:34.37951828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7:36:20.643062027</dc:date>
    <meta:editing-duration>PT7M15S</meta:editing-duration>
    <meta:editing-cycles>6</meta:editing-cycles>
    <meta:generator>LibreOffice/25.8.1.1$Linux_X86_64 LibreOffice_project/580$Build-1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43cm" svg:y="4.203cm" style:legend-expansion="high" chart:style-name="ch2"/>
        <chart:plot-area chart:style-name="ch3" svg:x="0.319cm" svg:y="0.18cm" svg:width="13.305cm" svg:height="8.645cm">
          <chart:coordinate-region svg:x="0.953cm" svg:y="0.38cm" svg:width="12.671cm" svg:height="7.798cm"/>
          <chart:axis chart:dimension="x" chart:name="primary-x" chart:style-name="ch4" chartooo:axis-type="auto">
            <chartooo:date-scale/>
            <chart:categories table:cell-range-address="Tabelle1.D2:Tabe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79</text:p>
                <draw:g>
                  <svg:desc>Tabelle1.D2:Tabelle1.D6</svg:desc>
                </draw:g>
              </table:table-cell>
              <table:table-cell office:value-type="float" office:value="5">
                <text:p>5</text:p>
                <draw:g>
                  <svg:desc>Tabelle1.E2:Tabelle1.E6</svg:desc>
                </draw:g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